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8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5.6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rgeting Blogs</text:p>
          </table:table-cell>
          <table:table-cell office:value-type="string" calcext:value-type="string">
            <text:p>Advertise on FOSS-endorsing blogs like FossBytes or Its Foss.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ublicity</text:p>
          </table:table-cell>
          <table:table-cell office:value-type="string" calcext:value-type="string">
            <text:p>Print the story of your engine to TTU Newsletter. Try to contact at least five different academic research reporters in Lubbo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nconventional PR</text:p>
          </table:table-cell>
          <table:table-cell office:value-type="string" calcext:value-type="string">
            <text:p>Film a Hilarious Youtube Video of Yourself and Your Friends Getting Frustrated with Getting Track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arch Engine Marketing</text:p>
          </table:table-cell>
          <table:table-cell office:value-type="string" calcext:value-type="string">
            <text:p>Ensure your engine shows up as an ad on the big three: Google, Bing, and DuckDuckG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cial and Display Ads</text:p>
          </table:table-cell>
          <table:table-cell office:value-type="string" calcext:value-type="string">
            <text:p>Creates ads on social media outlets that endorse FOSS like Reddit and Twit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line Ads</text:p>
          </table:table-cell>
          <table:table-cell office:value-type="string" calcext:value-type="string">
            <text:p>Get ads of the new search engine to be displayed around TTU campu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arch Engine Optimization</text:p>
          </table:table-cell>
          <table:table-cell office:value-type="string" calcext:value-type="string">
            <text:p>Ensure your engine shows up on popular search engines as a top result. Especially DuckDuckGo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Content Marketing</text:p>
          </table:table-cell>
          <table:table-cell office:value-type="string" calcext:value-type="string">
            <text:p>You can also write Medium blogs on your search engine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ail Marketing</text:p>
          </table:table-cell>
          <table:table-cell office:value-type="string" calcext:value-type="string">
            <text:p>Set up an email newsletter on your blog keeping people up to date about your search engine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gineering as Marketing</text:p>
          </table:table-cell>
          <table:table-cell office:value-type="string" calcext:value-type="string">
            <text:p>Design a Chrome/Firefox extension allowing researchers to automatically cite papers,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dd papers to their account, and find pdfs of cited papers. Pay attention to the Goog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cholar Extension for inspiration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ral Marketing</text:p>
          </table:table-cell>
          <table:table-cell office:value-type="string" calcext:value-type="string">
            <text:p>Encourage customers to refer to other customers. This is how DuckDuckGo tries to spread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Give them freebies if they do this. Look at Dropbox for inspiration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siness Development</text:p>
          </table:table-cell>
          <table:table-cell office:value-type="string" calcext:value-type="string">
            <text:p>Team up with a related business, like DuckDuckGo, to promote your product. Try to get research conferences or publishers to pay for sponsored ads on your engine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les</text:p>
          </table:table-cell>
          <table:table-cell office:value-type="string" calcext:value-type="string">
            <text:p>Ask Your professors at TTU/UCLA to use your engine. Ask grad students to use the search engine as well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ffiliate Marketing</text:p>
          </table:table-cell>
          <table:table-cell office:value-type="string" calcext:value-type="string">
            <text:p>A low-cost effective solution for you. Use the Amazon affiliate system to earn revenue.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 a preexisting affiliate network like ShareASale and give a fixed percentage of profit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 affiliate-partners, maybe $5 for a customer that purchases someth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isting Platforms</text:p>
          </table:table-cell>
          <table:table-cell office:value-type="string" calcext:value-type="string">
            <text:p>Set up a Twitter and Mastodon channel to advertise your search eng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de Shows</text:p>
          </table:table-cell>
          <table:table-cell office:value-type="string" calcext:value-type="string">
            <text:p>Go to a security research conference and show off your product to investors. Aim for big ones like DEFCON, BlackHat, and USENIX smaller ones like Linux security conf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line Events</text:p>
          </table:table-cell>
          <table:table-cell office:value-type="string" calcext:value-type="string">
            <text:p>Create a Meetup where you advertise your engine to TTU faculty and studen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eaking Engagements</text:p>
          </table:table-cell>
          <table:table-cell office:value-type="string" calcext:value-type="string">
            <text:p>Show up at a public speaking event and pitch your engine. Try this at least once by giving at least one talk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You should already have an existing traction channel that is very popular to gain credibility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or instance, try to have your Medium blog channel mastered by the time you try a speaking engage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munity Building</text:p>
          </table:table-cell>
          <table:table-cell office:value-type="string" calcext:value-type="string">
            <text:p>Build a community of dedicated loyal followers of your engine...who bring even more loyal follower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n your behalf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ook at how Reddit, DuckDuckGo, GitHub, StackOverflow, and Wikipedia all got a strong star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ue to outstanding community guidelines.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NOTE: Set high standards for clear, harmonious communication from the star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You should definitely make a reddit page for this.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Be sure to interact as a useful member to the community.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ry out your fans’ recommendations and attend to their complaints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nations</text:p>
          </table:table-cell>
          <table:table-cell office:value-type="string" calcext:value-type="string">
            <text:p>Use Liberapay to get fans to donate. This technique should go hand-in-hand with Content Marketin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Youtube, and Mastod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AVE CryptoCurrency</text:p>
          </table:table-cell>
          <table:table-cell office:value-type="string" calcext:value-type="string">
            <text:p>Another form of donations. This technically is a form of affiliate marketing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ist of Items That Are Need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1. Compression Algorithm for Database: It must be a Variable-Byte Encoding Algorithm</text:p>
          </table:table-cell>
          <table:table-cell table:number-columns-repeated="5"/>
          <table:table-cell table:style-name="ce7" office:value-type="string" calcext:value-type="string">
            <text:p><text:a xlink:href="https://hughewilliams.com/2012/03/24/compression-speed-search-engines/" xlink:type="simple">https://hughewilliams.com/2012/03/24/compression-speed-search-engines/</text:a> </text:p>
          </table:table-cell>
        </table:table-row>
        <table:table-row table:style-name="ro2">
          <table:table-cell office:value-type="string" calcext:value-type="string">
            <text:p>1.5 Compression Algorithm For Sending Data to Clients: Brotl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verting Files: For now, just understand that this is a technique that allows the computer to quickly access the relevant pagest to a search query. This technique actually takes advantage of pointer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. Querying: James and Joseph would especially be interested in this feature, since they are implementing the SQL Databa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. Index Construction: James and Joseph would be interested in this feature as well, as it is a part of database manageme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.5 Implement a basic form of PageRan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. Traction: Advertising on Blo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ocus on Giving The Exact Result The User Wanted Instead of Quantity of Result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or instance, an algorithm for eliminating citation bias in paper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calcext:value-type="string">
            <text:p>Create a separate reddit page where the audience votes for new features: Community Building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Create a separate reddit page that keeps the audience engaged in news related to our engine project. Also do this with blo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fter a big enough audience is created, sign up for a BAT Token account + Liberapay. Much later in the futur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fter a big enough audience is created, make an extension for it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8:44:07.0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09:01:28.707000000</meta:creation-date>
    <meta:generator>LibreOffice/6.3.2.2$Windows_X86_64 LibreOffice_project/98b30e735bda24bc04ab42594c85f7fd8be07b9c</meta:generator>
    <dc:date>2019-10-18T19:20:30.714000000</dc:date>
    <meta:editing-duration>PT2H10M14S</meta:editing-duration>
    <meta:editing-cycles>33</meta:editing-cycles>
    <meta:document-statistic meta:table-count="1" meta:cell-count="72" meta:object-count="0"/>
  </office:meta>
</office:document-meta>
</file>